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automatic-styles/>
  <office:body>
    <office:text>
      <text:p>Hello everybody!</text:p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1">
  <office:meta>
    <meta:generator>ODF::lpOD 1.126</meta:generator>
    <dc:title>lpOD Text template</dc:title>
    <dc:subject>Template for the lpOD distribution</dc:subject>
    <meta:creation-date>2016-04-25T19:19:47</meta:creation-date>
    <meta:editing-cycles>1</meta:editing-cycles>
    <meta:editing-duration>PT00H00M00S</meta:editing-duration>
    <meta:document-statistic meta:character-count="0" meta:image-count="0" meta:object-count="0" meta:page-count="1" meta:paragraph-count="0" meta:table-count="0" meta:word-count="0"/>
    <dc:date>2016-04-25T19:19:47</dc:date>
    <meta:initial-creator>djibril</meta:initial-creator>
    <dc:creator>djibril</dc:creator>
  </office:meta>
</office:document-meta>
</file>